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ucli.ex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li.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ucli.Lucli( String [ ] arg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Lucli.parseArgs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ucli.handleCommand( String line , ConsoleReader cr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5">
            <text:p text:style-name="Table_20_Contents">15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Lucli.addCommand( String name , int id , String help , int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ucli.getCommandId( String name , int 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ucli.tokenizeCommand( String li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ucli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li.getCommandsAs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ucli.error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.Command( String name , int id , String help , int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ucli.message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li.hel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mand.command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li.addCommand( String name , int id , String hel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